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FormatterFactoryBeanTests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erFactoryBeanTests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FormatterFactoryBeanTests.getObjectIsAlway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TimeFormatterFactoryBeanTests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